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ff3333" fo:font-weight="bold" fo:background-color="#ffffff" style:font-weight-asian="bold" style:font-weight-complex="bold"/>
    </style:style>
    <style:style style:name="P6" style:family="paragraph" style:parent-style-name="Standard">
      <style:text-properties fo:color="#ff3333" fo:font-weight="normal" fo:background-color="#ffff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PSR sont des règles de développement en PHP pour qu'un fichier soit correct aux règles</text:p>
      <text:p text:style-name="Standard"/>
      <text:p text:style-name="Standard">PSR : PHP standards recommendations <text:a xlink:type="simple" xlink:href="https://www.php-fig.org/psr/" text:style-name="Internet_20_link" text:visited-style-name="Visited_20_Internet_20_Link">https://www.php-fig.org/psr/</text:a></text:p>
      <text:p text:style-name="Standard"/>
      <text:p text:style-name="Standard">Connaitre les PSR 1-2-4-11</text:p>
      <text:p text:style-name="Standard"/>
      <text:p text:style-name="Standard">4 : Autoload</text:p>
      <text:p text:style-name="Standard"/>
      <text:p text:style-name="Standard">11 : Injection de dépendance</text:p>
      <text:p text:style-name="Standard"/>
      <text:p text:style-name="P1">Aide à la vérification du code PHP : </text:p>
      <text:p text:style-name="Standard"/>
      <text:p text:style-name="Standard">PHPCS pour vérifier le code php</text:p>
      <text:p text:style-name="Standard"/>
      <text:p text:style-name="Standard">circle-ci avec github vérifier le code php avant de récuperer le code</text:p>
      <text:p text:style-name="Standard"/>
      <text:p text:style-name="Standard">-phpcsfixer pour vérifier la psr2</text:p>
      <text:p text:style-name="Standard"/>
      <text:p text:style-name="Standard">.editorconfig pour définir les règles de développement d'un projet</text:p>
      <text:p text:style-name="Standard"/>
      <text:p text:style-name="Standard"/>
      <text:p text:style-name="P5">Pattern design : </text:p>
      <text:p text:style-name="P6"/>
      <text:p text:style-name="P6">Modèle Vue Controller (MVC)</text:p>
      <text:p text:style-name="P6"/>
      <text:p text:style-name="P6">Singleton (classe qui ne s'instancie qu'une fois)</text:p>
      <text:p text:style-name="P6"/>
      <text:p text:style-name="P6">Decorator (Classe qui permet d'enrichir une classe)</text:p>
      <text:p text:style-name="P6"/>
      <text:p text:style-name="P6">Injection de dépendance</text:p>
      <text:p text:style-name="P6"/>
      <text:p text:style-name="P6">Strategy </text:p>
      <text:p text:style-name="P6"/>
      <text:p text:style-name="P2"/>
      <text:p text:style-name="P2"/>
      <text:p text:style-name="P2">Docker : Container</text:p>
      <text:p text:style-name="P2"/>
      <text:p text:style-name="P1">GIT</text:p>
      <text:p text:style-name="P2"/>
      <text:p text:style-name="P2">Git fetch (Récupère les données modifiées et les stockes sans modifier le code local)</text:p>
      <text:p text:style-name="P2"/>
      <text:p text:style-name="P2">git pull (Modifie le code en local direct)</text:p>
      <text:p text:style-name="P2"/>
      <text:p text:style-name="P2">git rebase (Regarde les données du fetch et les applique un par un)</text:p>
      <text:p text:style-name="P1"/>
      <text:p text:style-name="P1"/>
      <text:p text:style-name="P1"/>
      <text:p text:style-name="P1"/>
      <text:p text:style-name="P2">.htaccess pour faire des URL propres</text:p>
      <text:p text:style-name="P2"/>
      <text:p text:style-name="P2"/>
      <text:p text:style-name="P2"/>
      <text:p text:style-name="P2"><text:soft-page-break/></text:p>
      <text:p text:style-name="P1">Faire le micro-framework</text:p>
      <text:p text:style-name="P1"/>
      <text:p text:style-name="P2">Nécessaire : </text:p>
      <text:p text:style-name="P2"/>
      <text:list xml:id="list4239072464761809591" text:style-name="L1">
        <text:list-item>
          <text:p text:style-name="P3">MVC</text:p>
        </text:list-item>
        <text:list-item>
          <text:p text:style-name="P3">autoload psr4</text:p>
        </text:list-item>
        <text:list-item>
          <text:p text:style-name="P3">container psr11</text:p>
        </text:list-item>
        <text:list-item>
          <text:p text:style-name="P3">code style psr 1-2</text:p>
        </text:list-item>
        <text:list-item>
          <text:p text:style-name="P3">singleton</text:p>
        </text:list-item>
        <text:list-item>
          <text:p text:style-name="P3">injection de dépendance psr11</text:p>
        </text:list-item>
        <text:list-item>
          <text:p text:style-name="P3">namespace</text:p>
        </text:list-item>
        <text:list-item>
          <text:p text:style-name="P3"/>
          <text:p text:style-name="P3"/>
        </text:list-item>
      </text:list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8T08:38:00.54</meta:creation-date>
    <meta:generator>OpenOffice/4.1.5$Win32 OpenOffice.org_project/415m1$Build-9789</meta:generator>
    <dc:date>2018-10-08T11:49:12.24</dc:date>
    <meta:editing-duration>PT3H11M10S</meta:editing-duration>
    <meta:editing-cycles>5</meta:editing-cycles>
    <meta:document-statistic meta:table-count="0" meta:image-count="0" meta:object-count="0" meta:page-count="2" meta:paragraph-count="31" meta:word-count="171" meta:character-count="1023"/>
  </office:meta>
</office:document-meta>
</file>